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text-properties officeooo:rsid="00093c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Heading_20_3" text:outline-level="3">1. <text:span text:style-name="Strong_20_Emphasis">User Management &amp; Authentication</text:span></text:h>
      <text:list text:style-name="L1">
        <text:list-item>
          <text:p text:style-name="P1"><text:s/>User registration, login, logout (JWT-based).</text:p>
        </text:list-item>
        <text:list-item>
          <text:p text:style-name="P1"><text:s/>Role-based UI (admin vs. user features).</text:p>
        </text:list-item>
        <text:list-item>
          <text:p text:style-name="P1">OAuth2 login buttons (Google, GitHub, Facebook).</text:p>
        </text:list-item>
        <text:list-item>
          <text:p text:style-name="P1">Multi-factor authentication (MFA) setup flow.</text:p>
        </text:list-item>
      </text:list>
      <text:h text:style-name="Heading_20_3" text:outline-level="3">2. <text:span text:style-name="Strong_20_Emphasis">Expense &amp; Income Tracking</text:span></text:h>
      <text:list text:style-name="L2">
        <text:list-item>
          <text:p text:style-name="P2"><text:s/>CRUD operations for transactions.</text:p>
        </text:list-item>
        <text:list-item>
          <text:p text:style-name="P2">Categorization (dropdown for categories: Food, Rent, Salary, etc.).</text:p>
        </text:list-item>
        <text:list-item>
          <text:p text:style-name="P2">Recurring transactions setup (toggle for subscriptions, salaries).</text:p>
        </text:list-item>
        <text:list-item>
          <text:p text:style-name="P2">Split transactions UI (split between users or categories).</text:p>
        </text:list-item>
        <text:list-item>
          <text:p text:style-name="P2">File upload for receipt attachments (image preview &amp; upload progress).</text:p>
        </text:list-item>
        <text:list-item>
          <text:p text:style-name="P2">Notes &amp; tags (tagging system with search).</text:p>
        </text:list-item>
      </text:list>
      <text:h text:style-name="Heading_20_3" text:outline-level="3">3. <text:span text:style-name="Strong_20_Emphasis">Budgeting &amp; Goals</text:span></text:h>
      <text:list text:style-name="L3">
        <text:list-item>
          <text:p text:style-name="P3">Budget management UI (set monthly/custom budget).</text:p>
        </text:list-item>
        <text:list-item>
          <text:p text:style-name="P3">Category-wise allocation sliders (e.g., $500 for food, $1000 for rent).</text:p>
        </text:list-item>
        <text:list-item>
          <text:p text:style-name="P3">Progress bars for budget tracking.</text:p>
        </text:list-item>
        <text:list-item>
          <text:p text:style-name="P3">Alerts when exceeding budget.</text:p>
        </text:list-item>
      </text:list>
      <text:h text:style-name="Heading_20_3" text:outline-level="3">4. <text:span text:style-name="Strong_20_Emphasis">Reports &amp; Insights</text:span></text:h>
      <text:list text:style-name="L4">
        <text:list-item>
          <text:p text:style-name="P4">Charts (bar, pie, line) for expenses vs. income.</text:p>
        </text:list-item>
        <text:list-item>
          <text:p text:style-name="P4">Category-wise breakdown UI.</text:p>
        </text:list-item>
        <text:list-item>
          <text:p text:style-name="P4">AI-driven insights (e.g., "You spent 20% more on food this month").</text:p>
        </text:list-item>
        <text:list-item>
          <text:p text:style-name="P4">Export buttons (PDF, Excel, CSV).</text:p>
        </text:list-item>
      </text:list>
      <text:h text:style-name="Heading_20_3" text:outline-level="3">5. <text:span text:style-name="Strong_20_Emphasis">Notifications &amp; Reminders</text:span></text:h>
      <text:list text:style-name="L5">
        <text:list-item>
          <text:p text:style-name="P5">Email/SMS notification settings.</text:p>
        </text:list-item>
        <text:list-item>
          <text:p text:style-name="P5">Toggle reminders for due payments.</text:p>
        </text:list-item>
        <text:list-item>
          <text:p text:style-name="P5">Push notifications (if supported).</text:p>
        </text:list-item>
      </text:list>
      <text:h text:style-name="Heading_20_3" text:outline-level="3">6. <text:span text:style-name="Strong_20_Emphasis">Multi-Currency &amp; Localization</text:span></text:h>
      <text:list text:style-name="L6">
        <text:list-item>
          <text:p text:style-name="P6">Currency selection (dropdown).</text:p>
        </text:list-item>
        <text:list-item>
          <text:p text:style-name="P6">Exchange rate conversion UI.</text:p>
        </text:list-item>
        <text:list-item>
          <text:p text:style-name="P6"><text:soft-page-break/>Language switcher for localization.</text:p>
        </text:list-item>
      </text:list>
      <text:h text:style-name="Heading_20_3" text:outline-level="3">7. <text:span text:style-name="Strong_20_Emphasis">Payment &amp; Bank Integration</text:span></text:h>
      <text:list text:style-name="L7">
        <text:list-item>
          <text:p text:style-name="P7">Manual bank statement upload (CSV, JSON, XML file input).</text:p>
        </text:list-item>
        <text:list-item>
          <text:p text:style-name="P7">UI for linked bank accounts &amp; auto-import toggle.</text:p>
        </text:list-item>
      </text:list>
      <text:h text:style-name="Heading_20_3" text:outline-level="3">8. <text:span text:style-name="Strong_20_Emphasis">Advanced Search &amp; Filters</text:span></text:h>
      <text:list text:style-name="L8">
        <text:list-item>
          <text:p text:style-name="P8">Filters for date range, category, amount.</text:p>
        </text:list-item>
        <text:list-item>
          <text:p text:style-name="P8">Smart search (type keywords like "Food March 2025" to filter).</text:p>
        </text:list-item>
      </text:list>
      <text:h text:style-name="Heading_20_3" text:outline-level="3">9. <text:span text:style-name="Strong_20_Emphasis">Security &amp; Data Privacy</text:span></text:h>
      <text:list text:style-name="L9">
        <text:list-item>
          <text:p text:style-name="P9">User settings for security preferences (change password, enable MFA).</text:p>
        </text:list-item>
        <text:list-item>
          <text:p text:style-name="P9">Backup &amp; restore buttons for data export/import.</text:p>
        </text:list-item>
      </text:list>
      <text:h text:style-name="Heading_20_3" text:outline-level="3">10. <text:span text:style-name="Strong_20_Emphasis">API &amp; Third-Party Integrations</text:span></text:h>
      <text:list text:style-name="L10">
        <text:list-item>
          <text:p text:style-name="P10">API management UI (list available endpoints, generate API keys).</text:p>
        </text:list-item>
        <text:list-item>
          <text:p text:style-name="P10">Webhook settings for real-time updates.</text:p>
        </text:list-item>
      </text:list>
      <text:p text:style-name="P1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22:17:51.387881089</dc:date>
    <meta:editing-duration>P2DT1H5M7S</meta:editing-duration>
    <meta:editing-cycles>27</meta:editing-cycles>
    <meta:generator>LibreOffice/24.8.5.2$Linux_X86_64 LibreOffice_project/27b361b745d0ea8f99bc93dfcb7a39098dfa5fff</meta:generator>
    <meta:document-statistic meta:table-count="0" meta:image-count="0" meta:object-count="0" meta:page-count="2" meta:paragraph-count="42" meta:word-count="282" meta:character-count="1810" meta:non-whitespace-character-count="1599"/>
  </office:meta>
</office:document-meta>
</file>